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solid" draw:fill-color="#e6e6e6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8%"/>
    </style:style>
    <style:style style:name="gr2" style:family="graphic" style:parent-style-name="standard" style:list-style-name="L1">
      <style:graphic-properties draw:stroke="none" draw:fill="solid" draw:fill-color="#e6e6e6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8%"/>
    </style:style>
    <style:style style:name="gr3" style:family="graphic" style:parent-style-name="standard" style:list-style-name="L1">
      <style:graphic-properties draw:stroke="none" draw:fill="solid" draw:fill-color="#e6e6e6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8%"/>
    </style:style>
    <style:style style:name="gr4" style:family="graphic" style:parent-style-name="standard">
      <style:graphic-properties draw:stroke="dash" draw:stroke-dash="Dash_20_2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min-width="1.976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dash" draw:stroke-dash="Dash_20_2" svg:stroke-width="0.053cm" svg:stroke-color="#3c4b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min-width="1.976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1">
      <style:graphic-properties draw:stroke="none" draw:fill="solid" draw:fill-color="#cccc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8%"/>
    </style:style>
    <style:style style:name="gr9" style:family="graphic" style:parent-style-name="standard" style:list-style-name="L1">
      <style:graphic-properties draw:stroke="none" draw:fill="solid" draw:fill-color="#cccc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8%"/>
    </style:style>
    <style:style style:name="gr10" style:family="graphic" style:parent-style-name="standard" style:list-style-name="L1">
      <style:graphic-properties draw:stroke="none" draw:fill="solid" draw:fill-color="#cccccc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305cm" draw:shadow-offset-y="0.305cm" draw:shadow-opacity="38%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93cm" fo:min-width="1.97cm" fo:padding-top="0.13cm" fo:padding-bottom="0.13cm" fo:padding-left="0.25cm" fo:padding-right="0.25cm" fo:wrap-option="no-wrap" draw:shadow="hidden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93cm" fo:min-width="1.97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line-height="100%" fo:text-align="center" fo:text-indent="0cm"/>
      <style:text-properties fo:color="#000000" fo:font-family="Courier" style:font-style-name="Regular" style:font-family-generic="modern" style:font-pitch="fixed" fo:font-size="12pt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Courier" style:font-style-name="Regular" style:font-family-generic="modern" style:font-pitch="fixed" fo:font-size="12pt" style:font-size-asian="18pt" style:font-size-complex="18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fo:text-indent="0cm"/>
      <style:text-properties fo:color="#000000" fo:font-family="Arial" style:font-family-generic="swiss" style:font-pitch="variable" fo:font-size="14pt" style:font-size-asian="14pt" style:font-size-complex="14pt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color="#000000" fo:font-family="Arial" style:font-family-generic="swiss" style:font-pitch="variable" fo:font-size="14pt" style:font-size-asian="14pt" style:font-size-complex="14pt"/>
    </style:style>
    <style:style style:name="T1" style:family="text">
      <style:text-properties style:font-family-asian="'Courier New'" style:font-pitch-asian="variable" style:font-size-asian="14pt" style:font-family-complex="'Courier New'" style:font-pitch-complex="variable" style:font-size-complex="14pt"/>
    </style:style>
    <style:style style:name="T2" style:family="text">
      <style:text-properties style:font-family-asian="'Helvetica LT Std Light'" style:font-pitch-asian="variable" style:font-size-asian="12pt" style:font-family-complex="'Helvetica LT Std Light'" style:font-pitch-complex="variable" style:font-size-complex="12pt"/>
    </style:style>
    <style:style style:name="T3" style:family="text">
      <style:text-properties style:font-family-asian="'Helvetica LT Std Light'" style:font-pitch-asian="variable" style:font-family-complex="'Helvetica LT Std Light'" style:font-pitch-complex="variable"/>
    </style:style>
    <text:list-style style:name="L1">
      <text:list-level-style-bullet text:level="1" text:bullet-char="•">
        <style:list-level-properties/>
        <style:text-properties fo:font-family="'Courier New'" style:font-family-generic="modern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Helvetica LT Std Light'" style:font-pitch="variable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Rectangle 26" draw:style-name="gr1" draw:text-style-name="P2" draw:layer="layout" svg:width="2.529cm" svg:height="0.812cm" svg:x="5.224cm" svg:y="6.258cm">
          <text:p text:style-name="P1"><text:span text:style-name="T1">lock B</text:span></text:p>
          <draw:enhanced-geometry svg:viewBox="0 0 21600 21600" draw:type="rectangle" draw:enhanced-path="M 0 0 L 21600 0 21600 21600 0 21600 0 0 Z N"/>
        </draw:custom-shape>
        <draw:custom-shape draw:name="Rectangle 27" draw:style-name="gr2" draw:text-style-name="P2" draw:layer="layout" svg:width="2.529cm" svg:height="0.812cm" svg:x="5.224cm" svg:y="7.518cm">
          <text:p text:style-name="P1"><text:span text:style-name="T1">lock A</text:span></text:p>
          <draw:enhanced-geometry svg:viewBox="0 0 21600 21600" draw:type="rectangle" draw:enhanced-path="M 0 0 L 21600 0 21600 21600 0 21600 0 0 Z N"/>
        </draw:custom-shape>
        <draw:custom-shape draw:name="Rectangle 28" draw:style-name="gr3" draw:text-style-name="P2" draw:layer="layout" svg:width="3.567cm" svg:height="0.812cm" svg:x="4.704cm" svg:y="9.978cm">
          <text:p text:style-name="P1"><text:span text:style-name="T1">unlock A,B</text:span></text:p>
          <draw:enhanced-geometry svg:viewBox="0 0 21600 21600" draw:type="rectangle" draw:enhanced-path="M 0 0 L 21600 0 21600 21600 0 21600 0 0 Z N"/>
        </draw:custom-shape>
        <draw:line draw:name="Straight Connector 8" draw:style-name="gr4" draw:text-style-name="P3" draw:layer="layout" svg:x1="2.709cm" svg:y1="3.978cm" svg:x2="2.709cm" svg:y2="5.324cm">
          <text:p/>
        </draw:line>
        <draw:custom-shape draw:name="Rectangle 9" draw:style-name="gr5" draw:text-style-name="P2" draw:layer="layout" svg:width="2.786cm" svg:height="1.275cm" svg:x="0.076cm" svg:y="3.984cm">
          <text:p text:style-name="P1"><text:span text:style-name="T2">do</text:span><text:span text:style-name="T2"><text:line-break/></text:span><text:span text:style-name="T2">something</text:span></text:p>
          <draw:enhanced-geometry svg:viewBox="0 0 21600 21600" draw:type="rectangle" draw:enhanced-path="M 0 0 L 21600 0 21600 21600 0 21600 0 0 Z N"/>
        </draw:custom-shape>
        <draw:line draw:name="Straight Connector 14" draw:style-name="gr6" draw:text-style-name="P3" draw:layer="layout" svg:x1="6.504cm" svg:y1="8.533cm" svg:x2="6.504cm" svg:y2="9.879cm">
          <text:p/>
        </draw:line>
        <draw:custom-shape draw:name="Rectangle 15" draw:style-name="gr7" draw:text-style-name="P2" draw:layer="layout" svg:width="2.786cm" svg:height="1.275cm" svg:x="6.368cm" svg:y="8.551cm">
          <text:p text:style-name="P1"><text:span text:style-name="T2">do</text:span><text:span text:style-name="T2"><text:line-break/></text:span><text:span text:style-name="T2">something</text:span></text:p>
          <draw:enhanced-geometry svg:viewBox="0 0 21600 21600" draw:type="rectangle" draw:enhanced-path="M 0 0 L 21600 0 21600 21600 0 21600 0 0 Z N"/>
        </draw:custom-shape>
        <draw:line draw:name="Straight Connector 16" draw:style-name="gr4" draw:text-style-name="P3" draw:layer="layout" svg:x1="2.709cm" svg:y1="6.467cm" svg:x2="2.709cm" svg:y2="11.568cm">
          <text:p/>
        </draw:line>
        <draw:line draw:name="Straight Connector 18" draw:style-name="gr6" draw:text-style-name="P3" draw:layer="layout" svg:x1="6.509cm" svg:y1="1.238cm" svg:x2="6.509cm" svg:y2="6.258cm">
          <text:p/>
        </draw:line>
        <draw:line draw:name="Straight Connector 19" draw:style-name="gr4" draw:text-style-name="P3" draw:layer="layout" svg:x1="2.709cm" svg:y1="1.238cm" svg:x2="2.709cm" svg:y2="1.667cm">
          <text:p/>
        </draw:line>
        <draw:line draw:name="Straight Connector 20" draw:style-name="gr6" draw:text-style-name="P3" draw:layer="layout" svg:x1="6.509cm" svg:y1="10.993cm" svg:x2="6.509cm" svg:y2="11.564cm">
          <text:p/>
        </draw:line>
        <draw:line draw:name="Straight Connector 21" draw:style-name="gr6" draw:text-style-name="P3" draw:layer="layout" svg:x1="6.445cm" svg:y1="7.191cm" svg:x2="6.445cm" svg:y2="7.484cm">
          <text:p/>
        </draw:line>
        <draw:line draw:name="Straight Connector 22" draw:style-name="gr4" draw:text-style-name="P3" draw:layer="layout" svg:x1="2.709cm" svg:y1="2.478cm" svg:x2="2.709cm" svg:y2="3.049cm">
          <text:p/>
        </draw:line>
        <draw:custom-shape draw:name="Rectangle 23" draw:style-name="gr8" draw:text-style-name="P2" draw:layer="layout" svg:width="2.529cm" svg:height="0.812cm" svg:x="1.444cm" svg:y="1.726cm">
          <text:p text:style-name="P1"><text:span text:style-name="T1">lock A</text:span></text:p>
          <draw:enhanced-geometry svg:viewBox="0 0 21600 21600" draw:type="rectangle" draw:enhanced-path="M 0 0 L 21600 0 21600 21600 0 21600 0 0 Z N"/>
        </draw:custom-shape>
        <draw:custom-shape draw:name="Rectangle 24" draw:style-name="gr9" draw:text-style-name="P2" draw:layer="layout" svg:width="2.529cm" svg:height="0.812cm" svg:x="1.444cm" svg:y="2.985cm">
          <text:p text:style-name="P1"><text:span text:style-name="T1">lock B</text:span></text:p>
          <draw:enhanced-geometry svg:viewBox="0 0 21600 21600" draw:type="rectangle" draw:enhanced-path="M 0 0 L 21600 0 21600 21600 0 21600 0 0 Z N"/>
        </draw:custom-shape>
        <draw:custom-shape draw:name="Rectangle 25" draw:style-name="gr10" draw:text-style-name="P2" draw:layer="layout" svg:width="3.567cm" svg:height="0.812cm" svg:x="0.925cm" svg:y="5.446cm">
          <text:p text:style-name="P1"><text:span text:style-name="T1">unlock A,B</text:span></text:p>
          <draw:enhanced-geometry svg:viewBox="0 0 21600 21600" draw:type="rectangle" draw:enhanced-path="M 0 0 L 21600 0 21600 21600 0 21600 0 0 Z N"/>
        </draw:custom-shape>
        <draw:custom-shape draw:name="Rectangle 17" draw:style-name="gr11" draw:text-style-name="P5" draw:layer="layout" svg:width="2.479cm" svg:height="0.853cm" svg:x="1.471cm" svg:y="0.387cm">
          <text:p text:style-name="P4"><text:span text:style-name="T3">Thread 1</text:span></text:p>
          <draw:enhanced-geometry svg:viewBox="0 0 21600 21600" draw:type="rectangle" draw:enhanced-path="M 0 0 L 21600 0 21600 21600 0 21600 0 0 Z N"/>
        </draw:custom-shape>
        <draw:custom-shape draw:name="Rectangle 29" draw:style-name="gr12" draw:text-style-name="P5" draw:layer="layout" svg:width="2.479cm" svg:height="0.853cm" svg:x="5.272cm" svg:y="0.379cm">
          <text:p text:style-name="P4"><text:span text:style-name="T3">Thread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2" draw:display-name="Dash 2" draw:style="rect" draw:dots1="1" draw:dots1-length="0.052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5-28T07:15:02</meta:creation-date>
    <dc:date>2015-05-28T07:32:52</dc:date>
    <meta:editing-duration>PT00H17M50S</meta:editing-duration>
    <meta:editing-cycles>3</meta:editing-cycles>
    <meta:generator>NeoOffice/3.4.1$Unix OpenOffice.org_project/Patch 14</meta:generator>
    <meta:document-statistic meta:object-count="18"/>
  </office:meta>
</office:document-meta>
</file>